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38a" officeooo:paragraph-rsid="0009644d"/>
    </style:style>
    <style:style style:name="P2" style:family="paragraph" style:parent-style-name="Text_20_body">
      <style:text-properties officeooo:rsid="0008c38a" officeooo:paragraph-rsid="0008e8a2"/>
    </style:style>
    <style:style style:name="P3" style:family="paragraph" style:parent-style-name="Text_20_body">
      <style:text-properties officeooo:paragraph-rsid="000b3c66"/>
    </style:style>
    <style:style style:name="P4" style:family="paragraph" style:parent-style-name="Text_20_body">
      <style:text-properties fo:font-weight="normal" officeooo:rsid="0008c38a" officeooo:paragraph-rsid="000e580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bg" fo:country="BG" fo:font-weight="bold" officeooo:rsid="0009644d" officeooo:paragraph-rsid="0009644d" style:font-size-asian="14pt" style:font-weight-asian="bold" style:font-name-complex="Calibri" style:font-size-complex="14pt"/>
    </style:style>
    <style:style style:name="P6" style:family="paragraph" style:parent-style-name="Standard">
      <style:text-properties fo:language="bg" fo:country="BG" fo:font-weight="bold" officeooo:rsid="0008c38a" officeooo:paragraph-rsid="0008c38a" style:font-weight-asian="bold" style:font-name-complex="Calibri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>
      <style:text-properties officeooo:paragraph-rsid="000b3c66"/>
    </style:style>
    <style:style style:name="P10" style:family="paragraph" style:parent-style-name="Text_20_body" style:list-style-name="L2">
      <style:text-properties officeooo:paragraph-rsid="000b3c66"/>
    </style:style>
    <style:style style:name="P11" style:family="paragraph" style:parent-style-name="Text_20_body" style:list-style-name="L3">
      <style:text-properties officeooo:paragraph-rsid="000b3c66"/>
    </style:style>
    <style:style style:name="P12" style:family="paragraph" style:parent-style-name="Text_20_body" style:list-style-name="L3">
      <style:text-properties officeooo:paragraph-rsid="000cc2ab"/>
    </style:style>
    <style:style style:name="P13" style:family="paragraph" style:parent-style-name="Text_20_body" style:list-style-name="L4">
      <style:text-properties officeooo:paragraph-rsid="000cc2ab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officeooo:paragraph-rsid="000b3c66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officeooo:rsid="000cc2ab" officeooo:paragraph-rsid="000cc2ab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officeooo:paragraph-rsid="000cc2ab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officeooo:paragraph-rsid="000b3c66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fo:language="bg" fo:country="BG" style:font-name-complex="Calibri"/>
    </style:style>
    <style:style style:name="T2" style:family="text">
      <style:text-properties fo:language="bg" fo:country="BG" fo:font-weight="bold" style:font-weight-asian="bold" style:font-name-complex="Calibri"/>
    </style:style>
    <style:style style:name="T3" style:family="text">
      <style:text-properties fo:language="bg" fo:country="BG" fo:font-weight="normal" style:font-weight-asian="normal" style:font-name-complex="Calibri" style:font-weight-complex="normal"/>
    </style:style>
    <style:style style:name="T4" style:family="text">
      <style:text-properties fo:language="bg" fo:country="BG" fo:font-weight="normal" officeooo:rsid="0009644d" style:font-weight-asian="normal" style:font-name-complex="Calibri" style:font-weight-complex="normal"/>
    </style:style>
    <style:style style:name="T5" style:family="text">
      <style:text-properties fo:language="bg" fo:country="BG" fo:font-weight="normal" officeooo:rsid="000e5802" style:font-weight-asian="normal" style:font-name-complex="Calibri" style:font-weight-complex="normal"/>
    </style:style>
    <style:style style:name="T6" style:family="text">
      <style:text-properties fo:language="bg" fo:country="BG" fo:font-weight="normal" officeooo:rsid="000e5bd2" style:font-weight-asian="normal" style:font-name-complex="Calibri" style:font-weight-complex="normal"/>
    </style:style>
    <style:style style:name="T7" style:family="text">
      <style:text-properties fo:language="bg" fo:country="BG" fo:font-weight="normal" officeooo:rsid="0011d996" style:font-weight-asian="normal" style:font-name-complex="Calibri" style:font-weight-complex="normal"/>
    </style:style>
    <style:style style:name="T8" style:family="text">
      <style:text-properties fo:font-size="12pt" fo:language="bg" fo:country="BG" fo:font-weight="bold" officeooo:rsid="0009644d" style:font-size-asian="10.5pt" style:font-weight-asian="bold" style:font-name-complex="Calibri" style:font-size-complex="12pt"/>
    </style:style>
    <style:style style:name="T9" style:family="text">
      <style:text-properties fo:font-size="12pt" fo:language="bg" fo:country="BG" fo:font-weight="bold" officeooo:rsid="0009644d" style:font-size-asian="12pt" style:font-weight-asian="bold" style:font-name-complex="Calibri" style:font-size-complex="12pt"/>
    </style:style>
    <style:style style:name="T10" style:family="text">
      <style:text-properties fo:font-size="12pt" fo:language="bg" fo:country="BG" fo:font-weight="normal" officeooo:rsid="0009644d" style:font-size-asian="10.5pt" style:font-weight-asian="normal" style:font-name-complex="Calibri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c2ab" style:font-weight-asian="normal" style:font-weight-complex="normal"/>
    </style:style>
    <style:style style:name="T13" style:family="text">
      <style:text-properties officeooo:rsid="000b3c66"/>
    </style:style>
    <style:style style:name="T14" style:family="text">
      <style:text-properties officeooo:rsid="000cc2ab"/>
    </style:style>
    <style:style style:name="T15" style:family="text">
      <style:text-properties officeooo:rsid="000debd3"/>
    </style:style>
    <style:style style:name="T16" style:family="text">
      <style:text-properties officeooo:rsid="000e5802"/>
    </style:style>
    <style:style style:name="T17" style:family="text">
      <style:text-properties officeooo:rsid="000e5bd2"/>
    </style:style>
    <style:style style:name="T18" style:family="text">
      <style:text-properties officeooo:rsid="0011ecc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mart Home Manager</text:p>
      <text:p text:style-name="P5"/>
      <text:p text:style-name="P1"><text:span text:style-name="T9">Smart Home Manager</text:span><text:span text:style-name="T8"> </text:span><text:span text:style-name="T10">е система</text:span><text:span text:style-name="T3"> за </text:span><text:span text:style-name="T4">управление и </text:span><text:span text:style-name="T3">наблюдение н</text:span><text:span text:style-name="T4">а с</text:span><text:span text:style-name="T6">а</text:span><text:span text:style-name="T4">мостоятелен жилищен обект.</text:span><text:span text:style-name="T3"> </text:span><text:span text:style-name="T4">Тя по</text:span><text:span text:style-name="T3">зволява да </text:span><text:span text:style-name="T4">се </text:span><text:span text:style-name="T3">след</text:span><text:span text:style-name="T4">ят</text:span><text:span text:style-name="T3"> и управлява</text:span><text:span text:style-name="T4">т</text:span><text:span text:style-name="T3"> различни аспекти на дома, както и да </text:span><text:span text:style-name="T4">се </text:span><text:span text:style-name="T3">подобри удобството, енергийната ефективност и сигурността на имота. </text:span></text:p>
      <text:p text:style-name="P6"/>
      <text:p text:style-name="P2"><text:span text:style-name="Strong_20_Emphasis"><text:span text:style-name="T1">Общ преглед на системата:</text:span></text:span><text:span text:style-name="T2"> </text:span></text:p>
      <text:p text:style-name="P4"><text:span text:style-name="T1">Системата ще използва Python и библиотеката Tkinter за създаване на потребителския интерфейс (UI) и SQLite за управление на данните. </text:span><text:span text:style-name="Strong_20_Emphasis"><text:span text:style-name="T3">Проектът ще предостави среда, в която потребителят може да управлява и </text:span></text:span><text:span text:style-name="Strong_20_Emphasis"><text:span text:style-name="T5">наблюдава</text:span></text:span><text:span text:style-name="Strong_20_Emphasis"><text:span text:style-name="T3"> различните аспекти на своя дом. Макар че </text:span></text:span><text:span text:style-name="Strong_20_Emphasis"><text:span text:style-name="T7">не всички </text:span></text:span><text:span text:style-name="Strong_20_Emphasis"><text:span text:style-name="T3">устройствата в системата ще бъдат </text:span></text:span><text:span text:style-name="Strong_20_Emphasis"><text:span text:style-name="T7">реални</text:span></text:span><text:span text:style-name="Strong_20_Emphasis"><text:span text:style-name="T3">, те ще бъдат важен инструмент за демонстрация и усвояване на принципите на смарт хоум технологиите.</text:span></text:span></text:p>
      <text:p text:style-name="Text_20_body"><text:span text:style-name="Strong_20_Emphasis">Ключови компоненти:</text:span></text:p>
      <text:list xml:id="list1622745640" text:style-name="L1">
        <text:list-item>
          <text:p text:style-name="P7"><text:span text:style-name="Strong_20_Emphasis">Потребителски интерфейс (UI):</text:span></text:p>
          <text:list>
            <text:list-item>
              <text:p text:style-name="P8">Централната част на системата, предоставяща на клиента лесен и интуитивен начин за управление на всички аспекти на своя дом. Този интерфейс ще бъде разработен с Tkinter и ще включва възможности за създаване на дом, добавяне на помещения, мониторинг на електропотреблението, управление на осветление, ОВК и системи за сигурност..</text:p>
            </text:list-item>
          </text:list>
        </text:list-item>
        <text:list-item>
          <text:p text:style-name="P7"><text:span text:style-name="Strong_20_Emphasis">База данни (SQLite):</text:span></text:p>
          <text:list>
            <text:list-item>
              <text:p text:style-name="P8">Използването на SQLite за съхранение на информацията за устройствата, техните състояния, историята на събитията и потребителските настройки осигурява надеждност и ефективно управление на данните.</text:p>
            </text:list-item>
          </text:list>
        </text:list-item>
        <text:list-item>
          <text:p text:style-name="P9"><text:span text:style-name="Strong_20_Emphasis"><text:span text:style-name="T13">Език за разработка (Python):</text:span></text:span></text:p>
        </text:list-item>
      </text:list>
      <text:list xml:id="list4287343018" text:style-name="L2">
        <text:list-item>
          <text:p text:style-name="P10"><text:span text:style-name="Strong_20_Emphasis"><text:span text:style-name="T11">Python е избран като език за разработка на системата, който предоставя гъвкавост и лесна четимост на кода.</text:span></text:span></text:p>
        </text:list-item>
      </text:list>
      <text:p text:style-name="P3"><text:span text:style-name="Strong_20_Emphasis"><text:span text:style-name="T13">Какво ще е включено в потребителският интерфейс:</text:span></text:span></text:p>
      <text:list xml:id="list537273703" text:style-name="L3">
        <text:list-item>
          <text:p text:style-name="P11"><text:span text:style-name="Strong_20_Emphasis"><text:span text:style-name="T14">Дом</text:span></text:span><text:span text:style-name="Strong_20_Emphasis">:</text:span></text:p>
        </text:list-item>
      </text:list>
      <text:list xml:id="list3561928334" text:style-name="L4">
        <text:list-item>
          <text:list>
            <text:list-item>
              <text:p text:style-name="P13"><text:span text:style-name="Strong_20_Emphasis"><text:span text:style-name="T12">Създаване на Дом и добавяне на обекти(помещения) в него.</text:span></text:span></text:p>
            </text:list-item>
          </text:list>
        </text:list-item>
      </text:list>
      <text:list xml:id="list75445974867094" text:continue-list="list537273703" text:style-name="L3">
        <text:list-item>
          <text:p text:style-name="P12"><text:span text:style-name="Strong_20_Emphasis"><text:span text:style-name="T14">Електричество:</text:span></text:span></text:p>
        </text:list-item>
      </text:list>
      <text:list xml:id="list3284880145" text:style-name="L5">
        <text:list-item>
          <text:list>
            <text:list-item>
              <text:p text:style-name="P14"><text:span text:style-name="T13">Мо</text:span>ниторинг на електропотреблението.</text:p>
            </text:list-item>
          </text:list>
        </text:list-item>
      </text:list>
      <text:list xml:id="list75447435855409" text:continue-list="list75445974867094" text:style-name="L3">
        <text:list-item>
          <text:p text:style-name="P11"><text:span text:style-name="Strong_20_Emphasis">Осветление:</text:span></text:p>
        </text:list-item>
      </text:list>
      <text:list xml:id="list3647029448" text:style-name="L6">
        <text:list-item>
          <text:list>
            <text:list-item>
              <text:p text:style-name="P15">Добавяне на осветителни тела, управление на основните светлинни характеристики.</text:p>
            </text:list-item>
          </text:list>
        </text:list-item>
      </text:list>
      <text:list xml:id="list75446370502524" text:continue-list="list75447435855409" text:style-name="L3">
        <text:list-item>
          <text:p text:style-name="P11"><text:span text:style-name="Strong_20_Emphasis">ОВК (Отопление, Вентилация, Климатизация):</text:span></text:p>
        </text:list-item>
      </text:list>
      <text:list xml:id="list3588836778" text:style-name="L7">
        <text:list-item>
          <text:list>
            <text:list-item>
              <text:p text:style-name="P16"><text:span text:style-name="T14">Добавяне на ОВК към помещение</text:span>, <text:span text:style-name="T14">възможност за</text:span> да <text:span text:style-name="T14">се </text:span>контролира<text:span text:style-name="T14">т</text:span> отоплението, вентилацията и климатизацията.</text:p>
            </text:list-item>
          </text:list>
        </text:list-item>
      </text:list>
      <text:list xml:id="list75446480472532" text:continue-list="list75446370502524" text:style-name="L3">
        <text:list-item>
          <text:p text:style-name="P11"><text:span text:style-name="Strong_20_Emphasis">Сигурност:</text:span></text:p>
        </text:list-item>
      </text:list>
      <text:list xml:id="list1209969759" text:style-name="L8">
        <text:list-item>
          <text:list>
            <text:list-item>
              <text:p text:style-name="P17"><text:span text:style-name="T15">Добавяне на системи за сигурност към поме</text:span><text:span text:style-name="T17">щ</text:span><text:span text:style-name="T15">енията</text:span> <text:span text:style-name="T15">(</text:span>видеонаблюдение, аларма и противопожарна система<text:span text:style-name="T15">)</text:span>, позволявайки да <text:span text:style-name="T15">се </text:span>следи сигурността на дома.</text:p>
              <text:p text:style-name="P17"><text:soft-page-break/><text:span text:style-name="Strong_20_Emphasis"/></text:p>
            </text:list-item>
          </text:list>
        </text:list-item>
      </text:list>
      <text:p text:style-name="Text_20_body"><text:span text:style-name="Strong_20_Emphasis">Работен процес:</text:span></text:p>
      <text:list xml:id="list2417009451" text:style-name="L9">
        <text:list-item>
          <text:p text:style-name="P19">Потребителят ще има достъп до системата чрез приложение на своя компютър.</text:p>
        </text:list-item>
        <text:list-item>
          <text:p text:style-name="P19"><text:span text:style-name="T18">Някои от </text:span>устройства в дома ще бъдат <text:span text:style-name="T15">виртуални за целите на проекта, като в базата данни ще бъдат генерирани примерни данни.</text:span></text:p>
        </text:list-item>
        <text:list-item>
          <text:p text:style-name="P18">Потребителят ще може да контролира устройствата, <text:span text:style-name="T15">като </text:span>задава <text:span text:style-name="T15">нови</text:span> <text:span text:style-name="T15">параметри, които ще се записват в базата</text:span>.</text:p>
        </text:list-item>
      </text:list>
      <text:p text:style-name="Text_20_body"><text:span text:style-name="Strong_20_Emphasis"><text:span text:style-name="T1">Заключение:</text:span></text:span></text:p>
      <text:p text:style-name="Text_20_body">Проектът "Smart Home Manager" представлява система за управление и наблюдение на с<text:span text:style-name="T17">а</text:span>мостоятелен жилищен обект, създаден с използването на <text:span text:style-name="T16">език за програмиране</text:span> Python, библиотеката Tkinter за графичен потребителски интерфейс и SQLite за управление на данните. Системата е насочена към подобряване на удобството, енергийната ефективност и сигурността на дома.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9:13:10.827262488</meta:creation-date>
    <meta:generator>LibreOffice/7.3.7.2$Linux_X86_64 LibreOffice_project/30$Build-2</meta:generator>
    <dc:date>2023-09-07T07:54:45.511643409</dc:date>
    <meta:editing-duration>PT2H31M42S</meta:editing-duration>
    <meta:editing-cycles>4</meta:editing-cycles>
    <meta:document-statistic meta:table-count="0" meta:image-count="0" meta:object-count="0" meta:page-count="2" meta:paragraph-count="29" meta:word-count="392" meta:character-count="2673" meta:non-whitespace-character-count="2327"/>
  </office:meta>
</office:document-meta>
</file>